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da691" officeooo:paragraph-rsid="001da691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_ <text:span text:style-name="T1">Папа у Васи силен в математик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19:21:56.130000000</meta:creation-date>
    <dc:date>2022-06-13T19:23:22.031000000</dc:date>
    <meta:editing-duration>PT1M27S</meta:editing-duration>
    <meta:editing-cycles>1</meta:editing-cycles>
    <meta:document-statistic meta:table-count="0" meta:image-count="0" meta:object-count="0" meta:page-count="1" meta:paragraph-count="1" meta:word-count="7" meta:character-count="34" meta:non-whitespace-character-count="28"/>
    <meta:generator>LibreOffice/7.2.5.2$Windows_X86_64 LibreOffice_project/499f9727c189e6ef3471021d6132d4c694f357e5</meta:generator>
  </office:meta>
</office:document-meta>
</file>